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6_15-27-26_000.jpg</text:p>
          </table:table-cell>
          <table:table-cell table:style-name="ce23" office:value-type="string">
            <text:p>:m 1*1 RES / free / res-id=63WZ / theme=解釈学；Hermeneutics</text:p>
          </table:table-cell>
          <table:table-cell table:style-name="ce2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2]=&quot;&quot;;[.C2];CONCATENATE([.C2];&quot; / &quot;;[.E2]))" office:value-type="string" office:string-value=":m 1*1 RES / free / res-id=63WZ / theme=解釈学；Hermeneutics">
            <text:p>:m 1*1 RES / free / res-id=63WZ / theme=解釈学；Hermeneutics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6_15-27-49_000.jpg</text:p>
          </table:table-cell>
          <table:table-cell table:style-name="ce23" office:value-type="string">
            <text:p>:m 1*1 RES / free / res-id=17GP / theme=white-supremacy-christianity</text:p>
          </table:table-cell>
          <table:table-cell table:style-name="ce2"/>
          <table:table-cell table:style-name="ce2"/>
          <table:table-cell table:style-name="ce2" office:value-type="string">
            <text:p>N-35-35-28.601074 E-139-34-49.434814</text:p>
          </table:table-cell>
          <table:table-cell table:style-name="ce33" table:formula="of:=IF([.E3]=&quot;&quot;;[.C3];CONCATENATE([.C3];&quot; / &quot;;[.E3]))" office:value-type="string" office:string-value=":m 1*1 RES / free / res-id=17GP / theme=white-supremacy-christianity">
            <text:p>:m 1*1 RES / free / res-id=17GP / theme=white-supremacy-christianity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6_18-19-51_000.jpg</text:p>
          </table:table-cell>
          <table:table-cell table:style-name="ce23" office:value-type="string">
            <text:p>:m RES 3*3 / free# JVEMV6 37#21.4_25 / 37. miscs of miscs / 21. math&amp;physics / 4. knot-theory / P-1.start,Q-10.n,P-1:η-3,Q-11.n</text:p>
          </table:table-cell>
          <table:table-cell table:style-name="ce32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4]=&quot;&quot;;[.C4];CONCATENATE([.C4];&quot; / &quot;;[.E4]))" office:value-type="string" office:string-value=":m RES 3*3 / free# JVEMV6 37#21.4_25 / 37. miscs of miscs / 21. math&amp;physics / 4. knot-theory / P-1.start,Q-10.n,P-1:η-3,Q-11.n">
            <text:p>:m RES 3*3 / free# JVEMV6 37#21.4_25 / 37. miscs of miscs / 21. math&amp;physics / 4. knot-theory / P-1.start,Q-10.n,P-1:η-3,Q-11.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6_20-45-43_000.jpg</text:p>
          </table:table-cell>
          <table:table-cell table:style-name="ce23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6_23-25-20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3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6_23-35-36_000.jpg</text:p>
          </table:table-cell>
          <table:table-cell table:style-name="ce23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6_23-50-31_000.jpg</text:p>
          </table:table-cell>
          <table:table-cell table:style-name="ce23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6_23-56-13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18676 E-139-34-49.160156</text:p>
          </table:table-cell>
          <table:table-cell table:style-name="ce33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7_00-06-39_000.jpg</text:p>
          </table:table-cell>
          <table:table-cell table:style-name="ce23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7_00-47-02_000.jpg</text:p>
          </table:table-cell>
          <table:table-cell table:style-name="ce16" office:value-type="string">
            <text:p>:m 記録 / お酒</text:p>
          </table:table-cell>
          <table:table-cell table:style-name="ce16"/>
          <table:table-cell table:style-name="ce2"/>
          <table:table-cell table:style-name="ce2"/>
          <table:table-cell table:style-name="ce33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7_02-27-23_000.jpg</text:p>
          </table:table-cell>
          <table:table-cell table:style-name="ce15" office:value-type="string">
            <text:p>:m other / log / 寝る前　ウェブ閲覧　記録　（for オナニー） / 了 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2]=&quot;&quot;;[.C12];CONCATENATE([.C12];&quot; / &quot;;[.E12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7_02-27-28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3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7_02-33-36_000.jpg</text:p>
          </table:table-cell>
          <table:table-cell table:style-name="ce16" office:value-type="string">
            <text:p>:m 記録 / 身体 / 右脚；脛 / 様子 / 一部が凹んでいる；もしくは、膨らんでいる / time=夜中；オナニーしたあと</text:p>
          </table:table-cell>
          <table:table-cell table:style-name="ce17"/>
          <table:table-cell table:style-name="ce2"/>
          <table:table-cell table:style-name="ce2" office:value-type="string">
            <text:p>N-35-35-28.573608 E-139-34-49.434814</text:p>
          </table:table-cell>
          <table:table-cell table:style-name="ce33" table:formula="of:=IF([.E14]=&quot;&quot;;[.C14];CONCATENATE([.C14];&quot; / &quot;;[.E14]))" office:value-type="string" office:string-value=":m 記録 / 身体 / 右脚；脛 / 様子 / 一部が凹んでいる；もしくは、膨らんでいる / time=夜中；オナニーしたあと">
            <text:p>:m 記録 / 身体 / 右脚；脛 / 様子 / 一部が凹んでいる；もしくは、膨らんでいる / time=夜中；オナニーしたあ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7_02-34-07_000.jpg</text:p>
          </table:table-cell>
          <table:table-cell table:style-name="ce16" office:value-type="string">
            <text:p>:m 記録 / 身体 / 右脚；脛 / 様子 / 一部が凹んでいる；もしくは、膨らんでいる / time=夜中；オナニーしたあと</text:p>
          </table:table-cell>
          <table:table-cell table:style-name="ce17"/>
          <table:table-cell table:style-name="ce2"/>
          <table:table-cell table:style-name="ce2" office:value-type="string">
            <text:p>N-35-35-28.546142 E-139-34-49.324951</text:p>
          </table:table-cell>
          <table:table-cell table:style-name="ce33" table:formula="of:=IF([.E15]=&quot;&quot;;[.C15];CONCATENATE([.C15];&quot; / &quot;;[.E15]))" office:value-type="string" office:string-value=":m 記録 / 身体 / 右脚；脛 / 様子 / 一部が凹んでいる；もしくは、膨らんでいる / time=夜中；オナニーしたあと">
            <text:p>:m 記録 / 身体 / 右脚；脛 / 様子 / 一部が凹んでいる；もしくは、膨らんでいる / time=夜中；オナニーしたあ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7_05-48-22_000.jpg</text:p>
          </table:table-cell>
          <table:table-cell table:style-name="ce17" office:value-type="string">
            <text:p>:m :PHOTO 起きた時刻 / 2020 / また寝た</text:p>
          </table:table-cell>
          <table:table-cell table:style-name="ce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6]=&quot;&quot;;[.C16];CONCATENATE([.C16];&quot; / &quot;;[.E16]))" office:value-type="string" office:string-value=":m :PHOTO 起きた時刻 / 2020 / また寝た">
            <text:p>:m :PHOTO 起きた時刻 / 2020 / また寝た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7_10-17-11_000.jpg</text:p>
          </table:table-cell>
          <table:table-cell table:style-name="ce23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2"/>
          <table:table-cell table:style-name="ce2" office:value-type="string">
            <text:p>N-35-35-29.315185 E-139-34-49.98413</text:p>
          </table:table-cell>
          <table:table-cell table:style-name="ce33" table:formula="of:=IF([.E17]=&quot;&quot;;[.C17];CONCATENATE([.C17];&quot; / &quot;;[.E1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7_10-56-17_000.jpg</text:p>
          </table:table-cell>
          <table:table-cell table:style-name="ce16" office:value-type="string">
            <text:p>:m 記録 / 身体 / 右脚；脛 / 様子 / 一部が凹んでいる；もしくは、膨らんでいる / time=起きたあと；洗面のあと；起きた直後は平らだった</text:p>
          </table:table-cell>
          <table:table-cell table:style-name="ce20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18]=&quot;&quot;;[.C18];CONCATENATE([.C18];&quot; / &quot;;[.E18]))" office:value-type="string" office:string-value=":m 記録 / 身体 / 右脚；脛 / 様子 / 一部が凹んでいる；もしくは、膨らんでいる / time=起きたあと；洗面のあと；起きた直後は平らだった">
            <text:p>:m 記録 / 身体 / 右脚；脛 / 様子 / 一部が凹んでいる；もしくは、膨らんでいる / time=起きたあと；洗面のあと；起きた直後は平らだった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7-26_18-30-12_000.mp4</text:p>
          </table:table-cell>
          <table:table-cell table:style-name="ce6" office:value-type="string">
            <text:p>:VIDEO / @自室 / 記録 / recorder,rc / 演奏、play / r-2020-0726-1 / genr=et-1.n,for=slide:C4~F4,R=1,memo=log-file-2</text:p>
          </table:table-cell>
          <table:table-cell table:style-name="ce17"/>
          <table:table-cell table:style-name="ce2"/>
          <table:table-cell table:style-name="ce2"/>
          <table:table-cell table:style-name="ce33" table:formula="of:=IF([.E19]=&quot;&quot;;[.C19];CONCATENATE([.C19];&quot; / &quot;;[.E19]))" office:value-type="string" office:string-value=":VIDEO / @自室 / 記録 / recorder,rc / 演奏、play / r-2020-0726-1 / genr=et-1.n,for=slide:C4~F4,R=1,memo=log-file-2">
            <text:p>:VIDEO / @自室 / 記録 / recorder,rc / 演奏、play / r-2020-0726-1 / genr=et-1.n,for=slide:C4~F4,R=1,memo=log-file-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6_18-49-44_000.mp4</text:p>
          </table:table-cell>
          <table:table-cell table:style-name="ce6" office:value-type="string">
            <text:p>:VIDEO / @自室 / 記録 / recorder,rc / 演奏、play / r-2020-0726-2 / genr=et-2,R=2,memo=log-file-3,for=slide:G3~C4/G3-G#4-G#+4(#+quarter)</text:p>
          </table:table-cell>
          <table:table-cell table:style-name="ce15"/>
          <table:table-cell table:style-name="ce2"/>
          <table:table-cell table:style-name="ce2"/>
          <table:table-cell table:style-name="ce33" table:formula="of:=IF([.E20]=&quot;&quot;;[.C20];CONCATENATE([.C20];&quot; / &quot;;[.E20]))" office:value-type="string" office:string-value=":VIDEO / @自室 / 記録 / recorder,rc / 演奏、play / r-2020-0726-2 / genr=et-2,R=2,memo=log-file-3,for=slide:G3~C4/G3-G#4-G#+4(#+quarter)">
            <text:p>:VIDEO / @自室 / 記録 / recorder,rc / 演奏、play / r-2020-0726-2 / genr=et-2,R=2,memo=log-file-3,for=slide:G3~C4/G3-G#4-G#+4(#+quarter)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7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2020/07/27</text:date>, <text:time>12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7T12:15:33.93</dc:date>
    <dc:creator>iwabuchi ken</dc:creator>
    <meta:editing-duration>P23DT11H23M15S</meta:editing-duration>
    <meta:editing-cycles>9051</meta:editing-cycles>
    <meta:document-statistic meta:table-count="1" meta:cell-count="465" meta:object-count="0"/>
  </office:meta>
</office:document-meta>
</file>